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language="sv" fo:country="SE" officeooo:paragraph-rsid="001c1246"/>
    </style:style>
    <style:style style:name="P2" style:family="paragraph" style:parent-style-name="Standard">
      <style:text-properties style:font-name="Monospace" fo:font-size="10pt" officeooo:paragraph-rsid="001e8f36" style:font-name-asian="Monospace" style:font-size-asian="10pt" style:font-name-complex="Monospace" style:font-size-complex="10pt"/>
    </style:style>
    <style:style style:name="P3" style:family="paragraph" style:parent-style-name="Standard">
      <style:text-properties style:font-name="Monospace" fo:font-size="10pt" officeooo:paragraph-rsid="0028146b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Text_20_body">
      <style:text-properties officeooo:paragraph-rsid="001c9ea8"/>
    </style:style>
    <style:style style:name="P7" style:family="paragraph" style:parent-style-name="Text_20_body">
      <style:text-properties officeooo:paragraph-rsid="001e8f36"/>
    </style:style>
    <style:style style:name="P8" style:family="paragraph" style:parent-style-name="Text_20_body">
      <style:text-properties officeooo:paragraph-rsid="001f9392"/>
    </style:style>
    <style:style style:name="P9" style:family="paragraph" style:parent-style-name="Text_20_body">
      <style:text-properties officeooo:paragraph-rsid="002438bb"/>
    </style:style>
    <style:style style:name="P10" style:family="paragraph" style:parent-style-name="Text_20_body">
      <style:text-properties officeooo:paragraph-rsid="00279c10"/>
    </style:style>
    <style:style style:name="P11" style:family="paragraph" style:parent-style-name="Text_20_body">
      <style:text-properties officeooo:paragraph-rsid="0028146b"/>
    </style:style>
    <style:style style:name="P12" style:family="paragraph" style:parent-style-name="Heading_20_2">
      <style:text-properties fo:language="sv" fo:country="SE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text-properties officeooo:paragraph-rsid="00224ec8"/>
    </style:style>
    <style:style style:name="P16" style:family="paragraph" style:parent-style-name="Heading_20_3">
      <style:text-properties officeooo:paragraph-rsid="0028146b"/>
    </style:style>
    <style:style style:name="T1" style:family="text">
      <style:text-properties officeooo:rsid="001c1246"/>
    </style:style>
    <style:style style:name="T2" style:family="text">
      <style:text-properties fo:language="sv" fo:country="SE"/>
    </style:style>
    <style:style style:name="T3" style:family="text">
      <style:text-properties fo:language="sv" fo:country="SE" officeooo:rsid="001c1246"/>
    </style:style>
    <style:style style:name="T4" style:family="text">
      <style:text-properties fo:language="sv" fo:country="SE" officeooo:rsid="001c9ea8"/>
    </style:style>
    <style:style style:name="T5" style:family="text">
      <style:text-properties fo:language="sv" fo:country="SE" officeooo:rsid="001e8f36"/>
    </style:style>
    <style:style style:name="T6" style:family="text">
      <style:text-properties fo:language="sv" fo:country="SE" officeooo:rsid="001f9392"/>
    </style:style>
    <style:style style:name="T7" style:family="text">
      <style:text-properties fo:language="sv" fo:country="SE" officeooo:rsid="00218261"/>
    </style:style>
    <style:style style:name="T8" style:family="text">
      <style:text-properties fo:language="sv" fo:country="SE" officeooo:rsid="00222635"/>
    </style:style>
    <style:style style:name="T9" style:family="text">
      <style:text-properties fo:language="sv" fo:country="SE" officeooo:rsid="00224ec8"/>
    </style:style>
    <style:style style:name="T10" style:family="text">
      <style:text-properties fo:language="sv" fo:country="SE" officeooo:rsid="0022ba6c"/>
    </style:style>
    <style:style style:name="T11" style:family="text">
      <style:text-properties fo:language="sv" fo:country="SE" officeooo:rsid="0025ad99"/>
    </style:style>
    <style:style style:name="T12" style:family="text">
      <style:text-properties fo:language="sv" fo:country="SE" officeooo:rsid="0025fa9d"/>
    </style:style>
    <style:style style:name="T13" style:family="text">
      <style:text-properties fo:language="sv" fo:country="SE" officeooo:rsid="00279c10"/>
    </style:style>
    <style:style style:name="T14" style:family="text">
      <style:text-properties fo:language="sv" fo:country="SE" officeooo:rsid="0028146b"/>
    </style:style>
    <style:style style:name="T15" style:family="text">
      <style:text-properties fo:language="sv" fo:country="SE" officeooo:rsid="0028cef5"/>
    </style:style>
    <style:style style:name="T16" style:family="text">
      <style:text-properties fo:language="sv" fo:country="SE" fo:font-weight="bold"/>
    </style:style>
    <style:style style:name="T17" style:family="text">
      <style:text-properties fo:language="sv" fo:country="SE" fo:font-weight="bold" officeooo:rsid="0028cef5"/>
    </style:style>
    <style:style style:name="T18" style:family="text">
      <style:text-properties fo:color="#141312"/>
    </style:style>
    <style:style style:name="T19" style:family="text">
      <style:text-properties fo:color="#141312" fo:language="sv" fo:country="SE" officeooo:rsid="0028146b"/>
    </style:style>
    <style:style style:name="T20" style:family="text">
      <style:text-properties fo:color="#141312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008080"/>
    </style:style>
    <style:style style:name="T22" style:family="text">
      <style:text-properties fo:color="#008080" fo:language="sv" fo:country="SE" officeooo:rsid="001e8f36"/>
    </style:style>
    <style:style style:name="T23" style:family="text">
      <style:text-properties fo:color="#008080" fo:language="sv" fo:country="SE" officeooo:rsid="0028146b"/>
    </style:style>
    <style:style style:name="T24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3f7f7f"/>
    </style:style>
    <style:style style:name="T26" style:family="text">
      <style:text-properties fo:color="#3f7f7f" fo:language="sv" fo:country="SE" officeooo:rsid="001e8f36"/>
    </style:style>
    <style:style style:name="T27" style:family="text">
      <style:text-properties fo:color="#3f7f7f" fo:language="sv" fo:country="SE" officeooo:rsid="0028146b"/>
    </style:style>
    <style:style style:name="T28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29" style:family="text">
      <style:text-properties fo:color="#7f007f"/>
    </style:style>
    <style:style style:name="T30" style:family="text">
      <style:text-properties fo:color="#7f007f" fo:language="sv" fo:country="SE" officeooo:rsid="0028146b"/>
    </style:style>
    <style:style style:name="T31" style:family="text">
      <style:text-properties fo:color="#7f007f" style:font-name="Monospace" fo:font-size="10pt" style:font-name-asian="Monospace" style:font-size-asian="10pt" style:font-name-complex="Monospace" style:font-size-complex="10pt"/>
    </style:style>
    <style:style style:name="T32" style:family="text">
      <style:text-properties fo:color="#2a00ff" fo:font-style="italic" style:font-style-asian="italic" style:font-style-complex="italic"/>
    </style:style>
    <style:style style:name="T33" style:family="text">
      <style:text-properties fo:color="#2a00ff" fo:language="sv" fo:country="SE" fo:font-style="italic" officeooo:rsid="0028146b" style:font-style-asian="italic" style:font-style-complex="italic"/>
    </style:style>
    <style:style style:name="T34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5" style:family="text"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Översikt</text:span></text:h>
      <text:h text:style-name="P12" text:outline-level="2"><text:span text:style-name="T1">Android</text:span></text:h>
      <text:p text:style-name="P8"><text:a xlink:type="simple" xlink:href="http://developer.android.com/reference/android/app/Activity.html">android.app.Activity</text:a><text:span text:style-name="T2"> </text:span><text:span text:style-name="T3">är precis det, en aktivitet. En Android enhet kan bara visa en aktivitet åt gången </text:span><text:span text:style-name="T7">för användaren o</text:span><text:span text:style-name="T3">ch en applikation kan bestå av flera aktiviteter. Varje aktivitet kan startas eller anropas med en </text:span><text:a xlink:type="simple" xlink:href="http://developer.android.com/reference/android/content/Intent.html">android.content.Intent</text:a><text:span text:style-name="T3"> </text:span><text:span text:style-name="T4">vilket</text:span><text:span text:style-name="T3"> kan innehålla godtyckliga parametrar </text:span><text:span text:style-name="T4">från den anropande applikationen</text:span><text:span text:style-name="T3">. </text:span><text:span text:style-name="T4">För att andra applikationer ska veta vilka aktiviteter som kan göra vad i en applikation samt hur en aktivitet ska </text:span><text:span text:style-name="T5">reagera</text:span><text:span text:style-name="T4"> är bestämt från androidapplikationens manifestfil </text:span><text:span text:style-name="T5">genom följande tre XML taggar. </text:span><text:a xlink:type="simple" xlink:href="http://developer.android.com/guide/topics/manifest/action-element.html">Action</text:a><text:span text:style-name="T5"> (</text:span><text:span text:style-name="T6">för </text:span><text:span text:style-name="T5">lista </text:span><text:span text:style-name="T6">se </text:span><text:a xlink:type="simple" xlink:href="http://developer.android.com/reference/android/content/Intent.html"><text:span text:style-name="T3">Intent</text:span></text:a><text:span text:style-name="T5">) som avgör </text:span><text:span text:style-name="T7">vad som ska göras</text:span><text:span text:style-name="T5">, <text:s/></text:span><text:a xlink:type="simple" xlink:href="http://developer.android.com/guide/topics/manifest/category-element.html">category</text:a><text:span text:style-name="T5"> (</text:span><text:span text:style-name="T6">för </text:span><text:span text:style-name="T5">lista </text:span><text:span text:style-name="T6">se </text:span><text:a xlink:type="simple" xlink:href="http://developer.android.com/reference/android/content/Intent.html"><text:span text:style-name="T3">Intent</text:span></text:a><text:span text:style-name="T5">) som tipsar andra applikationer vad aktiviteten kan </text:span><text:span text:style-name="T6">och </text:span><text:a xlink:type="simple" xlink:href="http://developer.android.com/guide/topics/manifest/data-element.html">data</text:a><text:span text:style-name="T6"> som registrerar URI/data types.</text:span></text:p>
      <text:p text:style-name="P6"><text:span text:style-name="T5"/></text:p>
      <text:p text:style-name="P7"><text:span text:style-name="T5">Exempel, applikationens huvudaktivitet som visas när man klickar på ikonen.</text:span></text:p>
      <text:p text:style-name="P2"><text:span text:style-name="T22"><text:s/>&lt;</text:span><text:span text:style-name="T26">intent-filter</text:span><text:span text:style-name="T22">&gt;</text:span></text:p>
      <text:p text:style-name="P4"><text:span text:style-name="T18"><text:s text:c="2"/></text:span><text:span text:style-name="T21">&lt;</text:span><text:span text:style-name="T25">action</text:span> <text:span text:style-name="T29">android:name</text:span><text:span text:style-name="T18">=</text:span><text:span text:style-name="T32">"android.intent.action.MAIN"</text:span> <text:span text:style-name="T21">/&gt;</text:span></text:p>
      <text:p text:style-name="P4"><text:span text:style-name="T18"><text:s text:c="2"/></text:span><text:span text:style-name="T21">&lt;</text:span><text:span text:style-name="T25">category</text:span> <text:span text:style-name="T29">android:name</text:span><text:span text:style-name="T18">=</text:span><text:span text:style-name="T32">"android.intent.category.LAUNCHER"</text:span> <text:span text:style-name="T21">/&gt;</text:span></text:p>
      <text:p text:style-name="P5"><text:span text:style-name="T24"><text:s/>&lt;/</text:span><text:span text:style-name="T28">intent-filter</text:span><text:span text:style-name="T24">&gt;</text:span></text:p>
      <text:p text:style-name="Text_20_body"><text:span text:style-name="T3"/></text:p>
      <text:p text:style-name="P9"><text:span text:style-name="T6">För att en aktivitet ska kunna visa ett GUI </text:span><text:span text:style-name="T7">behöver</text:span><text:span text:style-name="T6"> den ha en </text:span><text:span text:style-name="T7">instans</text:span><text:span text:style-name="T6"> </text:span><text:span text:style-name="T10">av </text:span><text:a xlink:type="simple" xlink:href="http://developer.android.com/reference/android/view/ViewGroup.html"><text:span text:style-name="T6">android.view.ViewGroup</text:span></text:a><text:span text:style-name="T7"> (läs layout) satt med </text:span><text:a xlink:type="simple" xlink:href="http://developer.android.com/reference/android/app/Activity.html#setContentView(android.view.View)">setContentView</text:a><text:span text:style-name="T7"> eller </text:span><text:a xlink:type="simple" xlink:href="http://developer.android.com/reference/android/app/Activity.html#setContentView(int)">alternativt</text:a><text:span text:style-name="T7"> </text:span><text:span text:style-name="T10">med </text:span><text:span text:style-name="T7">ett magiskt id för en drag-n-drop skapad layout från den automatisk generade klassen </text:span><text:a xlink:type="simple" xlink:href="http://developer.android.com/reference/android/R.html">R</text:a><text:span text:style-name="T7">. Alla androidwidgets </text:span><text:span text:style-name="T8">(</text:span><text:a xlink:type="simple" xlink:href="http://developer.android.com/reference/android/widget/package-summary.html">lista</text:a><text:span text:style-name="T8">)</text:span><text:span text:style-name="T7"> </text:span><text:span text:style-name="T8">ärver</text:span><text:span text:style-name="T7"> </text:span><text:a xlink:type="simple" xlink:href="http://developer.android.com/reference/android/view/View.html">android.view.View</text:a><text:span text:style-name="T7"> vilket </text:span><text:span text:style-name="T8">effektivt </text:span><text:span text:style-name="T7">gör att en layout i botten </text:span><text:span text:style-name="T8">även </text:span><text:span text:style-name="T7">är en widget </text:span><text:span text:style-name="T11">och tvärtom</text:span><text:span text:style-name="T7">. </text:span><text:span text:style-name="T8">Det första som händer i </text:span><text:a xlink:type="simple" xlink:href="http://developer.android.com/reference/android/content/Intent.html#ACTION_MAIN">main</text:a><text:span text:style-name="T8"> är att en ny instans av en klass med samma namn som XML aktiviteten skapas och att konstruktorn körs i vanlig ordning, därefter börjar Androids aktivitetslivscykel </text:span><text:span text:style-name="T12">vilket</text:span><text:span text:style-name="T8"> avslutas </text:span><text:span text:style-name="T12">med ett anrop till</text:span><text:span text:style-name="T8"> </text:span><text:a xlink:type="simple" xlink:href="http://developer.android.com/reference/android/app/Activity.html#finish()">Activity.finish()</text:a><text:span text:style-name="T8"> </text:span><text:span text:style-name="T12">för att avsluta aktiviteten.</text:span></text:p>
      <text:h text:style-name="P15" text:outline-level="3"><text:span text:style-name="T9">Layouts</text:span></text:h>
      <text:p text:style-name="P10"><text:span text:style-name="T13">Med metoderna </text:span><text:span text:style-name="T2">addView(view)</text:span><text:span text:style-name="T13">, removeView(view), removeAllWidgets() och liknade går det lätt att dynamiskt manipulera layouts precis som med Swing. Däremot med layouts skapade från XML måste </text:span><text:a xlink:type="simple" xlink:href="http://developer.android.com/reference/android/app/Activity.html#findViewById(int)">Activity.findViewById(int)</text:a><text:span text:style-name="T13"> </text:span><text:span text:style-name="T14">först användas </text:span><text:span text:style-name="T13">för att hämta och sedan </text:span><text:span text:style-name="T14">kunna </text:span><text:span text:style-name="T13">ändra </text:span><text:span text:style-name="T14">på objektet </text:span><text:span text:style-name="T13">från java, varje widget måste dessutom ha ett namn annars skapas inget id i klassen R </text:span><text:span text:style-name="T14">vilket effektivt gör objektet mycket svårare att hitta</text:span><text:span text:style-name="T13">.</text:span></text:p>
      <text:h text:style-name="P16" text:outline-level="3"><text:span text:style-name="T14">Rättigheter</text:span></text:h>
      <text:p text:style-name="P11"><text:span text:style-name="T13">Varje applikation <text:s/>har vissa rättigheter bestämda i </text:span><text:span text:style-name="T4">manifestfil</text:span><text:span text:style-name="T13">en </text:span><text:span text:style-name="T14">med hjälp av </text:span><text:a xlink:type="simple" xlink:href="http://developer.android.com/reference/android/R.styleable.html#AndroidManifestUsesPermission">uses-premission</text:a><text:span text:style-name="T14"> (</text:span><text:a xlink:type="simple" xlink:href="http://developer.android.com/reference/android/Manifest.permission.html">lista</text:a><text:span text:style-name="T14">) taggen, men det går även att registrera egna för applikationen.</text:span></text:p>
      <text:p text:style-name="P11"><text:span text:style-name="T14"/></text:p>
      <text:p text:style-name="P11"><text:span text:style-name="T14">Exempel:</text:span></text:p>
      <text:p text:style-name="P3"><text:span text:style-name="T23">&lt;</text:span><text:span text:style-name="T27">uses-permission</text:span><text:span text:style-name="T14"> </text:span><text:span text:style-name="T30">android:name</text:span><text:span text:style-name="T19">=</text:span><text:span text:style-name="T33">"android.permission.INTERNET"</text:span><text:span text:style-name="T23">/&gt;</text:span></text:p>
      <text:p text:style-name="P4"><text:span text:style-name="T21">&lt;</text:span><text:span text:style-name="T25">uses-permission</text:span> <text:span text:style-name="T29">android:name</text:span><text:span text:style-name="T18">=</text:span><text:span text:style-name="T32">"android.permission.ACCESS_COARSE_LOCATION"</text:span><text:span text:style-name="T21">/&gt;</text:span></text:p>
      <text:p text:style-name="P5"><text:span text:style-name="T24">&lt;</text:span><text:span text:style-name="T28">uses-permission</text:span><text:span text:style-name="T35"> </text:span><text:span text:style-name="T31">android:name</text:span><text:span text:style-name="T20">=</text:span><text:span text:style-name="T34">"android.permission.ACCESS_FINE_LOCATION"</text:span><text:span text:style-name="T24">/&gt;</text:span></text:p>
      <text:h text:style-name="P13" text:outline-level="2"><text:span text:style-name="T8"/></text:h>
      <text:h text:style-name="P14" text:outline-level="2"><text:span text:style-name="T8">Google maps</text:span></text:h>
      <text:p text:style-name="Text_20_body"><text:span text:style-name="T15">Se Googles egna </text:span><text:a xlink:type="simple" xlink:href="https://developers.google.com/maps/documentation/android/">guide</text:a><text:span text:style-name="T15"> först, därefter </text:span><text:a xlink:type="simple" xlink:href="https://developers.google.com/maps/documentation/android/reference/index">Google Maps API</text:a><text:span text:style-name="T15">. I botten är det tre intressanta komponenter </text:span><text:a xlink:type="simple" xlink:href="https://developers.google.com/maps/documentation/android/reference/com/google/android/maps/MapActivity">com.google.android.maps.MapActivity</text:a><text:span text:style-name="T2">, </text:span><text:a xlink:type="simple" xlink:href="https://developers.google.com/maps/documentation/android/reference/com/google/android/maps/MapView">com.google.android.maps.MapView</text:a><text:span text:style-name="T2"> </text:span><text:span text:style-name="T15">o</text:span><text:span text:style-name="T2">ch </text:span><text:a xlink:type="simple" xlink:href="https://developers.google.com/maps/documentation/android/reference/com/google/android/maps/Overlay">com.google.android.maps.Overlay</text:a><text:span text:style-name="T2">. </text:span><text:span text:style-name="T15">Det finns dessutom en färdig overlay för GPS positionen, se</text:span><text:span text:style-name="T2"> </text:span><text:a xlink:type="simple" xlink:href="https://developers.google.com/maps/documentation/android/reference/com/google/android/maps/MyLocationOverlay">com.google.android.maps.MyLocationOverlay</text:a><text:span text:style-name="T2"> </text:span><text:span text:style-name="T15">och</text:span><text:span text:style-name="T2"> </text:span><text:span text:style-name="T15">glöm inte att Google kräver en </text:span><text:a xlink:type="simple" xlink:href="https://developers.google.com/maps/documentation/android/mapkey#addingkey">API kod</text:a><text:span text:style-name="T15"> för att visa något annat än en grå bakgrund.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8:44:12</meta:creation-date>
    <dc:date>2012-11-20T21:03:18</dc:date>
    <meta:editing-duration>PT46M33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2" meta:paragraph-count="19" meta:word-count="368" meta:character-count="2814" meta:non-whitespace-character-count="2457"/>
  </office:meta>
</office:document-meta>
</file>